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A000001C97170106E6DC34387.png" manifest:media-type="image/png"/>
  <manifest:file-entry manifest:full-path="Pictures/100002010000027E000001EC1FD8E833EA5344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7cm" svg:height="11.391cm" draw:z-index="0"><draw:image xlink:href="Pictures/10000201000002AA000001C97170106E6DC34387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2" draw:name="Bild2" text:anchor-type="paragraph" svg:width="16.882cm" svg:height="13.019cm" draw:z-index="1"><draw:image xlink:href="Pictures/100002010000027E000001EC1FD8E833EA53449C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S</meta:editing-duration>
    <meta:editing-cycles>3</meta:editing-cycles>
    <meta:generator>LibreOffice/5.4.5.1$Windows_X86_64 LibreOffice_project/79c9829dd5d8054ec39a82dc51cd9eff340dbee8</meta:generator>
    <dc:date>2021-03-28T14:25:38.385000000</dc:date>
    <meta:document-statistic meta:table-count="0" meta:image-count="2" meta:object-count="0" meta:page-count="2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